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rsid="001d282f" officeooo:paragraph-rsid="001d282f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1f1eb3" officeooo:paragraph-rsid="001f1eb3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205633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21cb7f" officeooo:paragraph-rsid="0021cb7f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21cb7f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size="20pt" fo:font-weight="bold" officeooo:rsid="0021cb7f" officeooo:paragraph-rsid="0021cb7f" style:font-size-asian="20pt" style:font-weight-asian="bold" style:font-size-complex="20pt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rsid="00230444" officeooo:paragraph-rsid="00230444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230444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24b9c8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26762d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rsid="002826d8" officeooo:paragraph-rsid="002826d8"/>
    </style:style>
    <style:style style:name="T1" style:family="text">
      <style:text-properties officeooo:rsid="001b5671"/>
    </style:style>
    <style:style style:name="T2" style:family="text">
      <style:text-properties officeooo:rsid="001b71f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0444" style:font-weight-asian="bold" style:font-weight-complex="bold"/>
    </style:style>
    <style:style style:name="T5" style:family="text">
      <style:text-properties fo:font-size="20pt" fo:font-weight="bold" officeooo:rsid="00205633" style:font-size-asian="20pt" style:font-weight-asian="bold" style:font-size-complex="20pt" style:font-weight-complex="bold"/>
    </style:style>
    <style:style style:name="T6" style:family="text">
      <style:text-properties officeooo:rsid="00230444"/>
    </style:style>
    <style:style style:name="T7" style:family="text">
      <style:text-properties officeooo:rsid="0023ead7"/>
    </style:style>
    <style:style style:name="T8" style:family="text">
      <style:text-properties officeooo:rsid="0024b9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/></text:p>
      <text:p text:style-name="P4"><text:span text:style-name="Source_20_Text"><text:span text:style-name="T5">JSLinux</text:span></text:span></text:p>
      <text:p text:style-name="P1"><text:span text:style-name="Source_20_Text"><text:span text:style-name="T2">Installation steps - </text:span></text:span><text:span text:style-name="Source_20_Text">https://github.com/michaelforney/tinyemu</text:span></text:p>
      <text:p text:style-name="P1"><text:span text:style-name="Source_20_Text">sudo apt-get install libssl-dev</text:span></text:p>
      <text:p text:style-name="P1"><text:span text:style-name="Source_20_Text">apt-get install libcurl4-openssl-dev</text:span></text:p>
      <text:p text:style-name="P1"><text:span text:style-name="Source_20_Text">sudo apt-get install libsdl2-2.0</text:span></text:p>
      <text:p text:style-name="P1"><text:span text:style-name="Source_20_Text">sudo apt-get install libsdl2-dev</text:span></text:p>
      <text:p text:style-name="Standard"><text:s/>sudo apt install make</text:p>
      <text:p text:style-name="Standard"/>
      <text:p text:style-name="P1">sudo apt install g++ <text:span text:style-name="T1">or </text:span><text:s/>sudo apt install build-essential</text:p>
      <text:p text:style-name="P1"/>
      <text:p text:style-name="P3">Apache installation</text:p>
      <text:p text:style-name="P3">https://www.digitalocean.com/community/tutorials/how-to-install-the-apache-web-server-on-ubuntu-18-04-quickstart</text:p>
      <text:p text:style-name="P2">Xampp installation steps</text:p>
      <text:p text:style-name="P2"><text:a xlink:type="simple" xlink:href="https://vitux.com/how-to-install-xampp-on-your-ubuntu-18-04-lts-system/" text:style-name="Internet_20_link" text:visited-style-name="Visited_20_Internet_20_Link">https://vitux.com/how-to-install-xampp-on-your-ubuntu-18-04-lts-system/</text:a></text:p>
      <text:p text:style-name="P2"/>
      <text:p text:style-name="P2"/>
      <text:p text:style-name="P7">v86</text:p>
      <text:p text:style-name="P8">Installation steps</text:p>
      <text:p text:style-name="P8">Dependencies</text:p>
      <text:p text:style-name="P8"><text:span text:style-name="T3">Java</text:span> - sudo apt install openjdk-11-jre-headless</text:p>
      <text:p text:style-name="P9"><text:span text:style-name="T6">make and </text:span>gcc <text:span text:style-name="T6">are part of the OS mostly.</text:span> </text:p>
      <text:p text:style-name="P8"><text:span text:style-name="T3">libc-i386</text:span> - sudo apt-get update &amp;&amp; sudo apt-get dist-upgrade &amp;&amp; sudo apt-get install libc6:i386</text:p>
      <text:p text:style-name="P8"><text:span text:style-name="T3">rust-nightly with wasm32-unknown-unknown</text:span> – <text:a xlink:type="simple" xlink:href="https://www.hellorust.com/setup/wasm-target/" text:style-name="Internet_20_link" text:visited-style-name="Visited_20_Internet_20_Link">link</text:a></text:p>
      <text:p text:style-name="P8"><text:span text:style-name="T3">nodejs</text:span> - sudo apt install nodejs</text:p>
      <text:p text:style-name="P8"/>
      <text:p text:style-name="P8"/>
      <text:p text:style-name="P8"/>
      <text:p text:style-name="P8"><text:soft-page-break/></text:p>
      <text:p text:style-name="P6"># <text:span text:style-name="T4">get</text:span><text:span text:style-name="T3"> the main repo </text:span></text:p>
      <text:p text:style-name="P6">git clone https://github.com/copy/v86.git &amp;&amp; cd v86</text:p>
      <text:p text:style-name="P6"># <text:span text:style-name="T3">g</text:span><text:span text:style-name="T4">et</text:span><text:span text:style-name="T3"> the disk images</text:span> </text:p>
      <text:p text:style-name="P6">wget -P images/ https://copy.sh/v86/images/{linux.iso,linux3.iso,kolibri.img,windows101.img,os8.dsk,freedos722.img,openbsd.img}</text:p>
      <text:p text:style-name="P6"># <text:span text:style-name="T3">g</text:span><text:span text:style-name="T4">et the</text:span><text:span text:style-name="T3"> closure compiler </text:span></text:p>
      <text:p text:style-name="P6">wget -P closure-compiler https://dl.google.com/closure-compiler/compiler-20200719.zip</text:p>
      <text:p text:style-name="P10">unzip -d closure-compiler closure-compiler/compiler-20200719.zip *.jar</text:p>
      <text:p text:style-name="P6"/>
      <text:p text:style-name="P6"># build the library</text:p>
      <text:p text:style-name="P6">make build/libv86.js <text:span text:style-name="T7">or all</text:span></text:p>
      <text:p text:style-name="P6"/>
      <text:p text:style-name="P6"># run the tests </text:p>
      <text:p text:style-name="P11"><text:span text:style-name="T8">localhost using webserver or ./tests/full/run.js</text:span></text:p>
      <text:p text:style-name="P11"/>
      <text:p text:style-name="P12">The whole setup</text:p>
      <text:p text:style-name="P12">https://humphd.github.io/browser-shell/</text:p>
      <text:p text:style-name="P6"/>
      <text:p text:style-name="P5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0:29:03.026558341</meta:creation-date>
    <dc:date>2021-02-23T16:10:31.011485687</dc:date>
    <meta:editing-duration>PT7H29M3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2" meta:paragraph-count="33" meta:word-count="138" meta:character-count="1364" meta:non-whitespace-character-count="1251"/>
  </office:meta>
</office:document-meta>
</file>